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10000001F076AA455E180020A.png" manifest:media-type="image/png"/>
  <manifest:file-entry manifest:full-path="Pictures/100000010000001F000000187CC13583D8C547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 style:list-style-name="WWNum3">
      <style:paragraph-properties fo:margin-left="1.134cm" fo:margin-right="0cm" fo:margin-top="0.279cm" fo:margin-bottom="0cm" style:contextual-spacing="false" fo:line-height="100%" fo:text-align="start" style:justify-single-word="false" fo:text-indent="-0.258cm" style:auto-text-indent="false" fo:break-before="column">
        <style:tab-stops>
          <style:tab-stop style:position="1.136cm"/>
        </style:tab-stops>
      </style:paragraph-properties>
    </style:style>
    <style:style style:name="P2" style:family="paragraph" style:parent-style-name="Heading_20_1">
      <style:paragraph-properties fo:margin-top="0.122cm" fo:margin-bottom="0cm" style:contextual-spacing="false"/>
    </style:style>
    <style:style style:name="P3" style:family="paragraph" style:parent-style-name="Heading_20_1">
      <style:paragraph-properties fo:margin-top="0.122cm" fo:margin-bottom="0cm" style:contextual-spacing="false" fo:break-before="column"/>
    </style:style>
    <style:style style:name="P4" style:family="paragraph" style:parent-style-name="Heading_20_1">
      <style:paragraph-properties fo:margin-top="0.279cm" fo:margin-bottom="0cm" style:contextual-spacing="false"/>
    </style:style>
    <style:style style:name="P5" style:family="paragraph" style:parent-style-name="Heading_20_1">
      <style:paragraph-properties fo:margin-top="0.002cm" fo:margin-bottom="0cm" style:contextual-spacing="false"/>
    </style:style>
    <style:style style:name="P6" style:family="paragraph" style:parent-style-name="Heading_20_2" style:list-style-name="WWNum1">
      <style:paragraph-properties fo:margin-left="1.228cm" fo:margin-right="0cm" fo:margin-top="0.212cm" fo:margin-bottom="0cm" style:contextual-spacing="false" fo:line-height="100%" fo:text-align="start" style:justify-single-word="false" fo:text-indent="-0.351cm" style:auto-text-indent="false">
        <style:tab-stops>
          <style:tab-stop style:position="1.229cm"/>
        </style:tab-stops>
      </style:paragraph-properties>
    </style:style>
    <style:style style:name="P7" style:family="paragraph" style:parent-style-name="Heading_20_2" style:list-style-name="WWNum1">
      <style:paragraph-properties fo:margin-left="1.233cm" fo:margin-right="0cm" fo:margin-top="0.002cm" fo:margin-bottom="0cm" style:contextual-spacing="false" fo:line-height="100%" fo:text-align="start" style:justify-single-word="false" fo:text-indent="-0.356cm" style:auto-text-indent="false">
        <style:tab-stops>
          <style:tab-stop style:position="1.235cm"/>
        </style:tab-stops>
      </style:paragraph-properties>
    </style:style>
    <style:style style:name="P8" style:family="paragraph" style:parent-style-name="Heading_20_2" style:list-style-name="WWNum1">
      <style:paragraph-properties fo:margin-left="1.233cm" fo:margin-right="0cm" fo:margin-top="0cm" fo:margin-bottom="0cm" style:contextual-spacing="false" fo:line-height="100%" fo:text-align="start" style:justify-single-word="false" fo:text-indent="-0.356cm" style:auto-text-indent="false">
        <style:tab-stops>
          <style:tab-stop style:position="1.235cm"/>
        </style:tab-stops>
      </style:paragraph-properties>
    </style:style>
    <style:style style:name="P9" style:family="paragraph" style:parent-style-name="List_20_Paragraph" style:list-style-name="WWNum2">
      <style:paragraph-properties fo:margin-left="1.228cm" fo:margin-right="0cm" fo:margin-top="0.212cm" fo:margin-bottom="0cm" style:contextual-spacing="false" fo:line-height="100%" fo:text-align="start" style:justify-single-word="false" fo:text-indent="-0.351cm" style:auto-text-indent="false">
        <style:tab-stops>
          <style:tab-stop style:position="1.229cm"/>
        </style:tab-stops>
      </style:paragraph-properties>
    </style:style>
    <style:style style:name="P10" style:family="paragraph" style:parent-style-name="List_20_Paragraph" style:list-style-name="WWNum2">
      <style:paragraph-properties fo:margin-left="1.233cm" fo:margin-right="0cm" fo:margin-top="0.194cm" fo:margin-bottom="0cm" style:contextual-spacing="false" fo:line-height="100%" fo:text-align="start" style:justify-single-word="false" fo:text-indent="-0.356cm" style:auto-text-indent="false">
        <style:tab-stops>
          <style:tab-stop style:position="1.235cm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8pt" fo:font-style="italic" style:font-size-asian="8pt" style:font-style-asian="italic"/>
    </style:style>
    <style:style style:name="P12" style:family="paragraph" style:parent-style-name="Standard">
      <style:paragraph-properties fo:margin-top="0.002cm" fo:margin-bottom="0cm" style:contextual-spacing="false" fo:line-height="100%"/>
      <style:text-properties fo:font-size="8.5pt" fo:font-style="italic" style:font-size-asian="8.5pt" style:font-style-asian="italic"/>
    </style:style>
    <style:style style:name="P13" style:family="paragraph" style:parent-style-name="Standard">
      <style:paragraph-properties fo:margin-top="0.007cm" fo:margin-bottom="0cm" style:contextual-spacing="false" fo:line-height="100%"/>
      <style:text-properties fo:font-size="8.5pt" fo:font-weight="bold" style:font-size-asian="8.5pt" style:font-weight-asian="bold"/>
    </style:style>
    <style:style style:name="P14" style:family="paragraph" style:parent-style-name="Standard">
      <style:paragraph-properties fo:margin-left="0.878cm" fo:margin-right="0cm" fo:margin-top="0.004cm" fo:margin-bottom="0cm" style:contextual-spacing="false" fo:text-align="start" style:justify-single-word="false" fo:text-indent="0cm" style:auto-text-indent="false"/>
    </style:style>
    <style:style style:name="P15" style:family="paragraph" style:parent-style-name="Standard">
      <style:paragraph-properties fo:margin-left="0.878cm" fo:margin-right="0cm" fo:margin-top="0cm" fo:margin-bottom="0cm" style:contextual-spacing="false" fo:text-align="start" style:justify-single-word="false" fo:text-indent="0cm" style:auto-text-indent="false"/>
    </style:style>
    <style:style style:name="P16" style:family="paragraph" style:parent-style-name="Standard">
      <style:paragraph-properties fo:margin-left="0.878cm" fo:margin-right="0cm" fo:margin-top="0.062cm" fo:margin-bottom="0cm" style:contextual-spacing="false" fo:text-align="start" style:justify-single-word="false" fo:text-indent="0cm" style:auto-text-indent="false"/>
    </style:style>
    <style:style style:name="P17" style:family="paragraph" style:parent-style-name="Standard">
      <style:paragraph-properties fo:margin-left="1.192cm" fo:margin-right="0cm" fo:margin-top="0.062cm" fo:margin-bottom="0cm" style:contextual-spacing="false" fo:text-align="start" style:justify-single-word="false" fo:text-indent="0cm" style:auto-text-indent="false"/>
    </style:style>
    <style:style style:name="P18" style:family="paragraph" style:parent-style-name="Standard">
      <style:paragraph-properties fo:margin-left="0.878cm" fo:margin-right="0cm" fo:line-height="0.064cm" fo:text-indent="0cm" style:auto-text-indent="false"/>
    </style:style>
    <style:style style:name="P19" style:family="paragraph" style:parent-style-name="Standard">
      <style:paragraph-properties fo:margin-top="0.004cm" fo:margin-bottom="0cm" style:contextual-spacing="false" fo:line-height="100%"/>
      <style:text-properties fo:font-size="4.5pt" fo:font-weight="bold" style:font-size-asian="4.5pt" style:font-weight-asian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fo:margin-top="0.014cm" fo:margin-bottom="0cm" style:contextual-spacing="false" fo:line-height="100%"/>
      <style:text-properties fo:font-size="15.5pt" fo:font-weight="bold" style:font-size-asian="15.5pt" style:font-weight-asian="bold"/>
    </style:style>
    <style:style style:name="P22" style:family="paragraph" style:parent-style-name="Standard">
      <style:paragraph-properties fo:margin-left="0.878cm" fo:margin-right="0cm" fo:margin-top="0.33cm" fo:margin-bottom="0cm" style:contextual-spacing="false" fo:line-height="96%" fo:text-align="start" style:justify-single-word="false" fo:text-indent="0cm" style:auto-text-indent="false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9pt" fo:font-weight="bold" style:font-size-asian="9pt" style:font-weight-asian="bold"/>
    </style:style>
    <style:style style:name="P24" style:family="paragraph" style:parent-style-name="Standard">
      <style:paragraph-properties fo:margin-left="1.192cm" fo:margin-right="2.342cm" fo:margin-top="0.062cm" fo:margin-bottom="0cm" style:contextual-spacing="false" fo:line-height="143%" fo:text-align="start" style:justify-single-word="false" fo:text-indent="0cm" style:auto-text-indent="false"/>
    </style:style>
    <style:style style:name="P25" style:family="paragraph" style:parent-style-name="Standard">
      <style:paragraph-properties fo:margin-left="1.192cm" fo:margin-right="0cm" fo:margin-top="0cm" fo:margin-bottom="0cm" style:contextual-spacing="false" fo:line-height="0.362cm" fo:text-align="start" style:justify-single-word="false" fo:text-indent="0cm" style:auto-text-indent="false"/>
    </style:style>
    <style:style style:name="P26" style:family="paragraph" style:parent-style-name="Standard">
      <style:paragraph-properties fo:margin-top="0.018cm" fo:margin-bottom="0cm" style:contextual-spacing="false" fo:line-height="100%"/>
      <style:text-properties fo:font-size="11pt" fo:font-style="italic" style:font-size-asian="11pt" style:font-style-asian="italic"/>
    </style:style>
    <style:style style:name="P27" style:family="paragraph" style:parent-style-name="Text_20_body">
      <style:text-properties style:font-name="Times New Roman" fo:font-size="10pt" fo:font-style="normal" style:font-size-asian="10pt" style:font-style-asian="normal"/>
    </style:style>
    <style:style style:name="P28" style:family="paragraph" style:parent-style-name="Text_20_body" style:master-page-name="Standard">
      <style:paragraph-properties style:page-number="auto"/>
      <style:text-properties style:font-name="Times New Roman" fo:font-size="10pt" fo:font-style="normal" style:font-size-asian="10pt" style:font-style-asian="normal"/>
    </style:style>
    <style:style style:name="P29" style:family="paragraph" style:parent-style-name="Text_20_body">
      <style:paragraph-properties fo:margin-top="0.012cm" fo:margin-bottom="0cm" style:contextual-spacing="false"/>
      <style:text-properties style:font-name="Times New Roman" fo:font-style="normal" style:font-style-asian="normal"/>
    </style:style>
    <style:style style:name="P30" style:family="paragraph" style:parent-style-name="Text_20_body">
      <style:paragraph-properties fo:margin-left="0.878cm" fo:margin-right="0cm" fo:margin-top="0.115cm" fo:margin-bottom="0cm" style:contextual-spacing="false" fo:text-indent="0cm" style:auto-text-indent="false"/>
    </style:style>
    <style:style style:name="P31" style:family="paragraph" style:parent-style-name="Text_20_body">
      <style:paragraph-properties fo:margin-left="0.878cm" fo:margin-right="0cm" fo:margin-top="0.127cm" fo:margin-bottom="0cm" style:contextual-spacing="false" fo:text-indent="0cm" style:auto-text-indent="false"/>
    </style:style>
    <style:style style:name="P32" style:family="paragraph" style:parent-style-name="Text_20_body">
      <style:paragraph-properties fo:margin-left="0.878cm" fo:margin-right="0cm" fo:margin-top="0.12cm" fo:margin-bottom="0cm" style:contextual-spacing="false" fo:text-indent="0cm" style:auto-text-indent="false"/>
    </style:style>
    <style:style style:name="P33" style:family="paragraph" style:parent-style-name="Text_20_body">
      <style:paragraph-properties fo:margin-left="0.878cm" fo:margin-right="0cm" fo:margin-top="0.048cm" fo:margin-bottom="0cm" style:contextual-spacing="false" fo:text-indent="0cm" style:auto-text-indent="false"/>
    </style:style>
    <style:style style:name="P34" style:family="paragraph" style:parent-style-name="Text_20_body">
      <style:paragraph-properties fo:margin-top="0.019cm" fo:margin-bottom="0cm" style:contextual-spacing="false"/>
      <style:text-properties style:font-name="Microsoft Sans Serif" fo:font-size="16pt" fo:font-style="normal" style:font-size-asian="16pt" style:font-style-asian="normal"/>
    </style:style>
    <style:style style:name="P35" style:family="paragraph" style:parent-style-name="Text_20_body">
      <style:text-properties style:font-name="Microsoft Sans Serif" fo:font-size="12pt" fo:font-style="normal" style:font-size-asian="12pt" style:font-style-asian="normal"/>
    </style:style>
    <style:style style:name="P36" style:family="paragraph" style:parent-style-name="Text_20_body">
      <style:text-properties style:font-name="Microsoft Sans Serif" fo:font-size="10pt" fo:font-style="normal" style:font-size-asian="10pt" style:font-style-asian="normal"/>
    </style:style>
    <style:style style:name="P37" style:family="paragraph" style:parent-style-name="Text_20_body">
      <style:paragraph-properties fo:margin-top="0.004cm" fo:margin-bottom="0cm" style:contextual-spacing="false"/>
      <style:text-properties style:font-name="Microsoft Sans Serif" fo:font-size="8.5pt" fo:font-style="normal" style:font-size-asian="8.5pt" style:font-style-asian="normal"/>
    </style:style>
    <style:style style:name="P38" style:family="paragraph" style:parent-style-name="Text_20_body">
      <style:paragraph-properties fo:margin-left="0.878cm" fo:margin-right="0cm" fo:margin-top="0.115cm" fo:margin-bottom="0cm" style:contextual-spacing="false" fo:text-indent="0cm" style:auto-text-indent="false">
        <style:tab-stops>
          <style:tab-stop style:position="8.77cm"/>
        </style:tab-stops>
      </style:paragraph-properties>
    </style:style>
    <style:style style:name="P39" style:family="paragraph">
      <loext:graphic-properties draw:fill="solid" draw:fill-color="#439299"/>
      <style:paragraph-properties fo:text-align="center"/>
    </style:style>
    <style:style style:name="P40" style:family="paragraph">
      <loext:graphic-properties draw:fill="solid" draw:fill-color="#439299"/>
      <style:paragraph-properties fo:text-align="center"/>
      <style:text-properties fo:font-size="11pt"/>
    </style:style>
    <style:style style:name="P41" style:family="paragraph">
      <loext:graphic-properties draw:fill="solid" draw:fill-color="#b1b1b1"/>
      <style:paragraph-properties fo:text-align="center"/>
      <style:text-properties fo:font-size="11pt"/>
    </style:style>
    <style:style style:name="P42" style:family="paragraph">
      <style:paragraph-properties fo:text-align="start"/>
      <style:text-properties style:font-name="Arial" fo:font-size="11pt"/>
    </style:style>
    <style:style style:name="P43" style:family="paragraph">
      <loext:graphic-properties draw:fill="none"/>
      <style:paragraph-properties fo:text-align="start"/>
      <style:text-properties style:font-name="Arial" fo:font-size="11pt"/>
    </style:style>
    <style:style style:name="P44" style:family="paragraph">
      <loext:graphic-properties draw:fill="solid" draw:fill-color="#212933"/>
      <style:paragraph-properties fo:text-align="center"/>
      <style:text-properties fo:font-size="11pt"/>
    </style:style>
    <style:style style:name="P45" style:family="paragraph">
      <loext:graphic-properties draw:fill="solid" draw:fill-color="#ffffff"/>
      <style:paragraph-properties fo:text-align="center"/>
      <style:text-properties fo:font-size="11pt"/>
    </style:style>
    <style:style style:name="P46" style:family="paragraph">
      <style:paragraph-properties fo:text-align="start"/>
    </style:style>
    <style:style style:name="P47" style:family="paragraph">
      <loext:graphic-properties draw:fill="solid" draw:fill-color="#303b4d"/>
      <style:paragraph-properties fo:text-align="start"/>
      <style:text-properties style:font-name="Arial" fo:font-size="11pt"/>
    </style:style>
    <style:style style:name="P48" style:family="paragraph">
      <loext:graphic-properties draw:fill="solid" draw:fill-color="#979ca5"/>
      <style:paragraph-properties fo:text-align="center"/>
      <style:text-properties fo:font-size="11pt"/>
    </style:style>
    <style:style style:name="P49" style:family="paragraph">
      <loext:graphic-properties draw:fill="none" draw:fill-color="#ffffff"/>
      <style:paragraph-properties fo:text-align="start"/>
      <style:text-properties style:font-name="Arial" fo:font-size="11pt"/>
    </style:style>
    <style:style style:name="T1" style:family="text">
      <style:text-properties fo:color="#439299" loext:opacity="100%"/>
    </style:style>
    <style:style style:name="T2" style:family="text">
      <style:text-properties fo:color="#439299" loext:opacity="100%" style:text-scale="95%"/>
    </style:style>
    <style:style style:name="T3" style:family="text">
      <style:text-properties fo:color="#439299" loext:opacity="100%" fo:letter-spacing="-0.011cm" style:text-scale="95%"/>
    </style:style>
    <style:style style:name="T4" style:family="text">
      <style:text-properties fo:color="#439299" loext:opacity="100%" fo:font-size="14pt" fo:font-weight="bold" style:font-size-asian="14pt" style:font-weight-asian="bold"/>
    </style:style>
    <style:style style:name="T5" style:family="text">
      <style:text-properties fo:color="#439299" loext:opacity="100%" fo:letter-spacing="-0.002cm"/>
    </style:style>
    <style:style style:name="T6" style:family="text">
      <style:text-properties fo:color="#439299" loext:opacity="100%" fo:letter-spacing="-0.018cm"/>
    </style:style>
    <style:style style:name="T7" style:family="text">
      <style:text-properties fo:color="#439299" loext:opacity="100%" fo:letter-spacing="-0.005cm"/>
    </style:style>
    <style:style style:name="T8" style:family="text">
      <style:text-properties fo:color="#439299" loext:opacity="100%" style:text-scale="105%"/>
    </style:style>
    <style:style style:name="T9" style:family="text">
      <style:text-properties fo:color="#439299" loext:opacity="100%" fo:letter-spacing="-0.016cm"/>
    </style:style>
    <style:style style:name="T10" style:family="text">
      <style:text-properties fo:color="#439299" loext:opacity="100%" fo:letter-spacing="-0.014cm"/>
    </style:style>
    <style:style style:name="T11" style:family="text">
      <style:text-properties fo:color="#439299" loext:opacity="100%" fo:letter-spacing="0.025cm" style:text-scale="95%"/>
    </style:style>
    <style:style style:name="T12" style:family="text">
      <style:text-properties fo:color="#439299" loext:opacity="100%" fo:letter-spacing="0.026cm" style:text-scale="95%"/>
    </style:style>
    <style:style style:name="T13" style:family="text">
      <style:text-properties fo:letter-spacing="-0.023cm"/>
    </style:style>
    <style:style style:name="T14" style:family="text">
      <style:text-properties fo:letter-spacing="-0.021cm"/>
    </style:style>
    <style:style style:name="T15" style:family="text">
      <style:text-properties fo:letter-spacing="-0.002cm"/>
    </style:style>
    <style:style style:name="T16" style:family="text">
      <style:text-properties fo:letter-spacing="-0.012cm"/>
    </style:style>
    <style:style style:name="T17" style:family="text">
      <style:text-properties fo:letter-spacing="-0.011cm"/>
    </style:style>
    <style:style style:name="T18" style:family="text">
      <style:text-properties style:font-name="Microsoft Sans Serif" fo:font-size="12pt" fo:letter-spacing="-0.002cm" style:font-size-asian="12pt"/>
    </style:style>
    <style:style style:name="T19" style:family="text">
      <style:text-properties style:font-name="Microsoft Sans Serif" fo:font-size="12pt" fo:letter-spacing="-0.025cm" style:font-size-asian="12pt"/>
    </style:style>
    <style:style style:name="T20" style:family="text">
      <style:text-properties style:font-name="Microsoft Sans Serif" fo:font-size="12pt" style:font-size-asian="12pt"/>
    </style:style>
    <style:style style:name="T21" style:family="text">
      <style:text-properties style:font-name="Microsoft Sans Serif" fo:font-size="10pt" style:font-size-asian="10pt"/>
    </style:style>
    <style:style style:name="T22" style:family="text">
      <style:text-properties style:font-name="Microsoft Sans Serif" fo:font-size="10pt" style:font-size-asian="10pt" style:text-scale="105%"/>
    </style:style>
    <style:style style:name="T23" style:family="text">
      <style:text-properties style:font-name="Microsoft Sans Serif" fo:font-size="10pt" fo:letter-spacing="-0.011cm" style:font-size-asian="10pt" style:text-scale="105%"/>
    </style:style>
    <style:style style:name="T24" style:family="text">
      <style:text-properties style:font-name="Microsoft Sans Serif" fo:font-size="10pt" fo:letter-spacing="-0.012cm" style:font-size-asian="10pt" style:text-scale="105%"/>
    </style:style>
    <style:style style:name="T25" style:family="text">
      <style:text-properties style:font-name="Microsoft Sans Serif" fo:font-size="10pt" fo:letter-spacing="-0.092cm" style:font-size-asian="10pt" style:text-scale="105%"/>
    </style:style>
    <style:style style:name="T26" style:family="text">
      <style:text-properties style:font-name="Microsoft Sans Serif" fo:font-size="10pt" fo:letter-spacing="-0.016cm" style:font-size-asian="10pt" style:text-scale="105%"/>
    </style:style>
    <style:style style:name="T27" style:family="text">
      <style:text-properties style:font-name="Microsoft Sans Serif" fo:font-size="10pt" fo:letter-spacing="-0.019cm" style:font-size-asian="10pt" style:text-scale="105%"/>
    </style:style>
    <style:style style:name="T28" style:family="text">
      <style:text-properties style:font-name="Microsoft Sans Serif" fo:font-style="normal" style:font-style-asian="normal"/>
    </style:style>
    <style:style style:name="T29" style:family="text">
      <style:text-properties fo:letter-spacing="-0.014cm"/>
    </style:style>
    <style:style style:name="T30" style:family="text">
      <style:text-properties fo:font-size="12pt" fo:font-weight="bold" style:font-size-asian="12pt" style:font-weight-asian="bold"/>
    </style:style>
    <style:style style:name="T31" style:family="text">
      <style:text-properties fo:font-size="12pt" fo:letter-spacing="0.004cm" fo:font-weight="bold" style:font-size-asian="12pt" style:font-weight-asian="bold"/>
    </style:style>
    <style:style style:name="T32" style:family="text">
      <style:text-properties fo:font-size="12pt" fo:letter-spacing="-0.004cm" fo:font-weight="bold" style:font-size-asian="12pt" style:font-weight-asian="bold"/>
    </style:style>
    <style:style style:name="T33" style:family="text">
      <style:text-properties fo:font-size="1.5pt" style:font-size-asian="1.5pt"/>
    </style:style>
    <style:style style:name="T34" style:family="text">
      <style:text-properties fo:font-size="14pt" fo:font-weight="bold" style:font-size-asian="14pt" style:font-weight-asian="bold"/>
    </style:style>
    <style:style style:name="T35" style:family="text">
      <style:text-properties fo:letter-spacing="0.039cm"/>
    </style:style>
    <style:style style:name="T36" style:family="text">
      <style:text-properties fo:font-size="9pt" fo:font-weight="bold" style:font-size-asian="9pt" style:font-weight-asian="bold"/>
    </style:style>
    <style:style style:name="T37" style:family="text">
      <style:text-properties fo:font-size="9pt" fo:letter-spacing="-0.019cm" fo:font-weight="bold" style:font-size-asian="9pt" style:font-weight-asian="bold"/>
    </style:style>
    <style:style style:name="T38" style:family="text">
      <style:text-properties fo:font-size="9pt" fo:letter-spacing="-0.023cm" fo:font-weight="bold" style:font-size-asian="9pt" style:font-weight-asian="bold"/>
    </style:style>
    <style:style style:name="T39" style:family="text">
      <style:text-properties fo:font-size="9pt" fo:letter-spacing="-0.021cm" fo:font-weight="bold" style:font-size-asian="9pt" style:font-weight-asian="bold"/>
    </style:style>
    <style:style style:name="T40" style:family="text">
      <style:text-properties fo:font-size="9pt" fo:letter-spacing="-0.083cm" fo:font-weight="bold" style:font-size-asian="9pt" style:font-weight-asian="bold"/>
    </style:style>
    <style:style style:name="T41" style:family="text">
      <style:text-properties fo:font-size="9pt" fo:letter-spacing="-0.014cm" fo:font-weight="bold" style:font-size-asian="9pt" style:font-weight-asian="bold"/>
    </style:style>
    <style:style style:name="T42" style:family="text">
      <style:text-properties fo:font-size="9pt" fo:letter-spacing="-0.018cm" fo:font-weight="bold" style:font-size-asian="9pt" style:font-weight-asian="bold"/>
    </style:style>
    <style:style style:name="T43" style:family="text">
      <style:text-properties fo:font-size="9pt" fo:letter-spacing="-0.002cm" fo:font-weight="bold" style:font-size-asian="9pt" style:font-weight-asian="bold"/>
    </style:style>
    <style:style style:name="T44" style:family="text">
      <style:text-properties style:text-scale="95%"/>
    </style:style>
    <style:style style:name="T45" style:family="text">
      <style:text-properties fo:letter-spacing="0.004cm" style:text-scale="95%"/>
    </style:style>
    <style:style style:name="T46" style:family="text">
      <style:text-properties fo:color="#7b7b7b" loext:opacity="100%" fo:font-size="8pt" fo:font-style="italic" fo:font-weight="bold" style:font-size-asian="8pt" style:font-style-asian="italic" style:font-weight-asian="bold"/>
    </style:style>
    <style:style style:name="T47" style:family="text">
      <style:text-properties fo:color="#7b7b7b" loext:opacity="100%" fo:font-size="8pt" fo:letter-spacing="-0.018cm" fo:font-style="italic" fo:font-weight="bold" style:font-size-asian="8pt" style:font-style-asian="italic" style:font-weight-asian="bold"/>
    </style:style>
    <style:style style:name="T48" style:family="text">
      <style:text-properties fo:color="#7b7b7b" loext:opacity="100%" fo:font-size="8pt" fo:letter-spacing="-0.016cm" fo:font-style="italic" fo:font-weight="bold" style:font-size-asian="8pt" style:font-style-asian="italic" style:font-weight-asian="bold"/>
    </style:style>
    <style:style style:name="T49" style:family="text">
      <style:text-properties fo:font-size="8pt" fo:font-style="italic" fo:font-weight="bold" style:font-size-asian="8pt" style:font-style-asian="italic" style:font-weight-asian="bold"/>
    </style:style>
    <style:style style:name="T50" style:family="text">
      <style:text-properties style:text-scale="105%"/>
    </style:style>
    <style:style style:name="T51" style:family="text">
      <style:text-properties style:font-name="Microsoft Sans Serif" fo:font-size="9pt" style:font-name-asian="F" style:font-name-complex="F"/>
    </style:style>
    <style:style style:name="T52" style:family="text">
      <style:text-properties style:font-name="Microsoft Sans Serif" fo:font-size="9pt" fo:letter-spacing="0.008cm" style:font-name-asian="F" style:font-name-complex="F"/>
    </style:style>
    <style:style style:name="T53" style:family="text">
      <style:text-properties style:font-name="Microsoft Sans Serif" fo:font-size="9pt" fo:letter-spacing="0.009cm" style:font-name-asian="F" style:font-name-complex="F"/>
    </style:style>
    <style:style style:name="T54" style:family="text">
      <style:text-properties style:font-name="Microsoft Sans Serif" fo:font-size="9pt" fo:letter-spacing="-0.044cm" style:font-name-asian="F" style:font-name-complex="F"/>
    </style:style>
    <style:style style:name="T55" style:family="text">
      <style:text-properties style:font-name="Microsoft Sans Serif" fo:font-size="9pt" fo:letter-spacing="-0.01cm" style:font-name-asian="F" style:font-name-complex="F"/>
    </style:style>
    <style:style style:name="T56" style:family="text">
      <style:text-properties style:font-name="Microsoft Sans Serif" fo:font-size="9pt" fo:letter-spacing="-0.009cm" style:font-name-asian="F" style:font-name-complex="F"/>
    </style:style>
    <style:style style:name="T57" style:family="text">
      <style:text-properties fo:color="#ffffff" loext:opacity="100%" style:font-name="Microsoft Sans Serif" fo:font-size="9pt" style:font-name-asian="F" style:font-name-complex="F"/>
    </style:style>
    <style:style style:name="T58" style:family="text">
      <style:text-properties fo:color="#ffffff" loext:opacity="100%" style:font-name="Microsoft Sans Serif" fo:font-size="9pt" fo:letter-spacing="-0.012cm" style:font-name-asian="F" style:font-name-complex="F"/>
    </style:style>
    <style:style style:name="T59" style:family="text">
      <style:text-properties fo:color="#ffffff" loext:opacity="100%" style:font-name="Microsoft Sans Serif" fo:font-size="23pt" style:font-name-asian="F" style:font-name-complex="F"/>
    </style:style>
    <style:style style:name="T60" style:family="text">
      <style:text-properties fo:color="#ffffff" loext:opacity="100%" style:font-name="Microsoft Sans Serif" fo:font-size="23pt" fo:letter-spacing="-0.017cm" style:font-name-asian="F" style:font-name-complex="F"/>
    </style:style>
    <style:style style:name="T61" style:family="text">
      <style:text-properties fo:color="#439299" loext:opacity="100%" style:font-name="Microsoft Sans Serif" fo:font-size="12pt" style:font-name-asian="F" style:font-name-complex="F"/>
    </style:style>
    <style:style style:name="T62" style:family="text">
      <style:text-properties fo:color="#439299" loext:opacity="100%" style:font-name="Microsoft Sans Serif" fo:font-size="12pt" fo:letter-spacing="0.014cm" style:font-name-asian="F" style:font-name-complex="F"/>
    </style:style>
    <style:style style:name="T63" style:family="text">
      <style:text-properties fo:color="#ffffff" loext:opacity="100%" fo:font-size="9pt" fo:letter-spacing="-0.001cm" fo:font-weight="bold"/>
    </style:style>
    <style:style style:name="T64" style:family="text">
      <style:text-properties fo:color="#ffffff" loext:opacity="100%" fo:font-size="9pt" fo:letter-spacing="-0.011cm" fo:font-weight="bold"/>
    </style:style>
    <style:style style:name="T65" style:family="text">
      <style:text-properties fo:color="#ffffff" loext:opacity="100%" fo:font-size="9pt" fo:letter-spacing="-0.01cm" fo:font-weight="bold"/>
    </style:style>
    <style:style style:name="T66" style:family="text">
      <style:text-properties fo:color="#ffffff" loext:opacity="100%" fo:font-size="9pt" fo:font-weight="bold"/>
    </style:style>
    <style:style style:name="T67" style:family="text">
      <style:text-properties fo:color="#ffffff" loext:opacity="100%" style:font-name="Microsoft Sans Serif" fo:font-size="9pt" fo:letter-spacing="-0.011cm" style:font-name-asian="F" style:font-name-complex="F"/>
    </style:style>
    <style:style style:name="T68" style:family="text">
      <style:text-properties fo:color="#ffffff" loext:opacity="100%" style:font-name="Microsoft Sans Serif" fo:font-size="9pt" fo:letter-spacing="-0.003cm" style:font-name-asian="F" style:font-name-complex="F"/>
    </style:style>
    <style:style style:name="T69" style:family="text">
      <style:text-properties fo:color="#ffffff" loext:opacity="100%" style:font-name="Microsoft Sans Serif" fo:font-size="9pt" fo:letter-spacing="-0.007cm" style:font-name-asian="F" style:font-name-complex="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9570*" fo:start-indent="0cm" fo:end-indent="0.774cm"/>
          <style:column style:rel-width="35965*" fo:start-indent="0.774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31399*" fo:start-indent="0cm" fo:end-indent="0.189cm"/>
          <style:column style:rel-width="15383*" fo:start-indent="0.189cm" fo:end-indent="0.065cm"/>
          <style:column style:rel-width="18753*" fo:start-indent="0.065cm" fo:end-indent="0cm"/>
        </style:columns>
      </style:section-properties>
    </style:style>
    <style:style style:name="gr1" style:family="graphic">
      <style:graphic-properties draw:stroke="none" svg:stroke-width="0cm" draw:fill="solid" draw:fill-color="#439299" draw:textarea-horizontal-align="center" draw:textarea-vertical-align="top" draw:auto-grow-height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439299" draw:textarea-horizontal-align="center" draw:textarea-vertical-align="top" draw:auto-grow-height="false" style:run-through="background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b1b1b1" draw:textarea-horizontal-align="center" draw:textarea-vertical-align="top" draw:auto-grow-height="false" style:run-through="background"/>
    </style:style>
    <style:style style:name="gr6" style:family="graphic">
      <style:graphic-properties draw:stroke="none" svg:stroke-width="0cm" draw:fill="none" draw:textarea-vertical-align="top" draw:auto-grow-height="false" fo:min-height="1.05cm" fo:min-width="8.812cm" fo:padding-top="0cm" fo:padding-bottom="0cm" fo:padding-left="0cm" fo:padding-right="0cm" style:run-through="background"/>
      <style:paragraph-properties style:writing-mode="lr-tb"/>
    </style:style>
    <style:style style:name="gr7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solid" draw:fill-color="#212933" draw:textarea-horizontal-align="center" draw:textarea-vertical-align="top" draw:auto-grow-height="false" style:run-through="background"/>
    </style:style>
    <style:style style:name="gr9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draw:auto-grow-height="false" style:run-through="background"/>
    </style:style>
    <style:style style:name="gr11" style:family="graphic">
      <style:graphic-properties draw:stroke="none" svg:stroke-width="0cm" draw:fill="none" draw:textarea-vertical-align="top" draw:auto-grow-height="false" fo:min-height="0.316cm" fo:min-width="2.106cm" fo:padding-top="0cm" fo:padding-bottom="0cm" fo:padding-left="0cm" fo:padding-right="0cm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fo:min-height="0.316cm" fo:min-width="1.808cm" fo:padding-top="0cm" fo:padding-bottom="0cm" fo:padding-left="0cm" fo:padding-right="0cm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fo:min-height="0.316cm" fo:min-width="3.942cm" fo:padding-top="0cm" fo:padding-bottom="0cm" fo:padding-left="0cm" fo:padding-right="0cm" style:run-through="background"/>
      <style:paragraph-properties style:writing-mode="lr-tb"/>
    </style:style>
    <style:style style:name="gr14" style:family="graphic">
      <style:graphic-properties draw:stroke="none" svg:stroke-width="0cm" draw:fill="solid" draw:fill-color="#303b4d" draw:textarea-vertical-align="top" draw:auto-grow-height="false" fo:min-height="3.475cm" fo:min-width="20.987cm" fo:padding-top="0cm" fo:padding-bottom="0cm" fo:padding-left="0cm" fo:padding-right="0cm" style:run-through="background"/>
      <style:paragraph-properties style:writing-mode="lr-tb"/>
    </style:style>
    <style:style style:name="gr15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cm" draw:fill="solid" draw:fill-color="#979ca5" draw:textarea-horizontal-align="center" draw:textarea-vertical-align="top" draw:auto-grow-height="false" style:run-through="background"/>
    </style:style>
    <style:style style:name="gr17" style:family="graphic">
      <style:graphic-properties draw:stroke="none" svg:stroke-width="0cm" draw:fill="none" draw:textarea-vertical-align="top" draw:auto-grow-height="false" fo:min-height="0.598cm" fo:min-width="3.685cm" fo:padding-top="0cm" fo:padding-bottom="0cm" fo:padding-left="0cm" fo:padding-right="0cm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fo:min-height="0.598cm" fo:min-width="2.806cm" fo:padding-top="0cm" fo:padding-bottom="0cm" fo:padding-left="0cm" fo:padding-right="0cm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fo:min-height="0.598cm" fo:min-width="3.395cm" fo:padding-top="0cm" fo:padding-bottom="0cm" fo:padding-left="0cm" fo:padding-right="0cm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fo:min-height="0.598cm" fo:min-width="3.508cm" fo:padding-top="0cm" fo:padding-bottom="0cm" fo:padding-left="0cm" fo:padding-right="0cm" style:run-through="background"/>
      <style:paragraph-properties style:writing-mode="lr-tb"/>
    </style:style>
    <style:style style:name="gr21" style:family="graphic">
      <style:graphic-properties draw:stroke="none" svg:stroke-width="0cm" draw:fill="none" draw:fill-color="#ffffff" draw:textarea-vertical-align="top" draw:auto-grow-height="false" fo:min-height="0.598cm" fo:padding-top="0cm" fo:padding-bottom="0cm" fo:padding-left="0cm" fo:padding-right="0cm" style:run-through="background"/>
      <style:paragraph-properties style:writing-mode="lr-tb"/>
    </style:style>
    <style:style style:name="gr22" style:family="graphic">
      <style:graphic-properties draw:stroke="none" svg:stroke-width="0cm" draw:fill="solid" draw:fill-color="#439299" draw:textarea-horizontal-align="center" draw:textarea-vertical-align="top" draw:auto-grow-height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8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9"/>
      </text:section>
      <text:section text:style-name="Sect2" text:name="Section1">
        <text:h text:style-name="P2" text:outline-level="2"><draw:rect text:anchor-type="char" draw:z-index="0" draw:style-name="gr22" draw:text-style-name="P39" svg:width="2.999cm" svg:height="0.064cm" svg:x="0.878cm" svg:y="0.73cm"><text:p/></draw:rect><text:span text:style-name="T1">EDUCATION</text:span></text:h>
        <text:list xml:id="list3608640651" text:style-name="WWNum1">
          <text:list-item>
            <text:h text:style-name="P6" text:outline-level="3">Bachelor<text:span text:style-name="T13"> </text:span>of<text:span text:style-name="T14"> </text:span>Business<text:span text:style-name="T14"> </text:span>Administration</text:h>
          </text:list-item>
        </text:list>
        <text:h text:style-name="Heading_20_3" text:outline-level="4">RDVV<text:span text:style-name="T15"> </text:span>University</text:h>
        <text:p text:style-name="P30"><text:span text:style-name="T1"/></text:p>
        <text:p text:style-name="P11"/>
        <text:p text:style-name="P12"/>
        <text:list xml:id="list152059622294499" text:continue-numbering="true" text:style-name="WWNum1">
          <text:list-item>
            <text:h text:style-name="P7" text:outline-level="3">Senior<text:span text:style-name="T16"> </text:span>Secondary<text:span text:style-name="T17"> </text:span>(XII)</text:h>
          </text:list-item>
        </text:list>
        <text:p text:style-name="P14"><text:span text:style-name="T18">M.P.</text:span><text:span text:style-name="T19"> </text:span><text:span text:style-name="T18">Board</text:span></text:p>
        <text:p text:style-name="P34"/>
        <text:list xml:id="list152059663218345" text:continue-numbering="true" text:style-name="WWNum1">
          <text:list-item>
            <text:h text:style-name="P8" text:outline-level="3">Secondary<text:span text:style-name="T29"> </text:span>(X)</text:h>
          </text:list-item>
        </text:list>
        <text:p text:style-name="P14"><text:span text:style-name="T18">M.P.</text:span><text:span text:style-name="T19"> </text:span><text:span text:style-name="T18">Board</text:span></text:p>
        <text:p text:style-name="P35"/>
        <text:p text:style-name="P35"/>
        <text:h text:style-name="P4" text:outline-level="2"><draw:rect text:anchor-type="char" draw:z-index="1" draw:style-name="gr22" draw:text-style-name="P39" svg:width="4.774cm" svg:height="0.064cm" svg:x="0.878cm" svg:y="0.887cm"><text:p/></draw:rect><text:span text:style-name="T2">WORK</text:span><text:span text:style-name="T3"> </text:span><text:span text:style-name="T2">EXPERIENCE</text:span></text:h>
        <text:list xml:id="list1003888035" text:style-name="WWNum2">
          <text:list-item>
            <text:p text:style-name="P9"><text:span text:style-name="T30">Home</text:span><text:span text:style-name="T31"> </text:span><text:span text:style-name="T30">sales</text:span><text:span text:style-name="T31"> </text:span><text:span text:style-name="T30">oﬃcer</text:span></text:p>
          </text:list-item>
        </text:list>
        <text:h text:style-name="P3" text:outline-level="2"><text:span text:style-name="T1">SKILLS</text:span></text:h>
        <text:p text:style-name="P18"><draw:g text:anchor-type="as-char" draw:z-index="2" draw:style-name="gr2"><draw:rect draw:style-name="gr3" draw:text-style-name="P40" svg:width="1.751cm" svg:height="0.066cm" svg:x="0cm" svg:y="0cm"><text:p/></draw:rect></draw:g></text:p>
        <text:p text:style-name="P13"><draw:g text:anchor-type="char" draw:z-index="3" draw:style-name="gr15"><draw:polygon draw:style-name="gr16" draw:text-style-name="P48" svg:width="2.797cm" svg:height="0.595cm" svg:x="11.125cm" svg:y="0.422cm" svg:viewBox="0 0 2798 596" draw:points="2694,596 106,596 65,589 32,566 9,533 0,492 0,104 9,64 32,30 65,9 106,0 2694,0 2734,9 2768,30 2791,64 2798,104 2798,492 2791,533 2768,566 2734,589"><text:p/></draw:polygon><draw:frame draw:style-name="gr21" draw:text-style-name="P49" svg:width="2.798cm" svg:height="0.599cm" svg:x="11.125cm" svg:y="0.422cm"><draw:text-box><text:p text:style-name="P42"><text:span text:style-name="T57">T</text:span><text:span text:style-name="T57">e</text:span><text:span text:style-name="T57">a</text:span><text:span text:style-name="T57">m</text:span><text:span text:style-name="T57">w</text:span><text:span text:style-name="T57">o</text:span><text:span text:style-name="T57">r</text:span><text:span text:style-name="T57">k</text:span><text:span text:style-name="T67"> </text:span><text:span text:style-name="T57">s</text:span><text:span text:style-name="T57">k</text:span><text:span text:style-name="T57">i</text:span><text:span text:style-name="T57">l</text:span><text:span text:style-name="T57">l</text:span><text:span text:style-name="T57">s</text:span></text:p></draw:text-box></draw:frame></draw:g><draw:g text:anchor-type="char" draw:z-index="4" draw:style-name="gr15"><draw:polygon draw:style-name="gr16" draw:text-style-name="P48" svg:width="3.507cm" svg:height="0.595cm" svg:x="14.092cm" svg:y="0.422cm" svg:viewBox="0 0 3508 596" draw:points="3402,596 106,596 65,589 32,566 9,533 0,492 0,104 9,64 32,30 65,9 106,0 3402,0 3443,9 3476,30 3499,64 3508,104 3508,492 3499,533 3476,566 3443,589"><text:p/></draw:polygon><draw:custom-shape draw:style-name="gr20" draw:text-style-name="P43" svg:width="3.509cm" svg:height="0.599cm" svg:x="14.092cm" svg:y="0.422cm"><text:p text:style-name="P42"><text:span text:style-name="T57">New</text:span><text:span text:style-name="T69"> </text:span><text:span text:style-name="T57">Things</text:span><text:span text:style-name="T69"> </text:span><text:span text:style-name="T57">Creating</text:span></text:p><draw:enhanced-geometry draw:type="0"/></draw:custom-shape></draw:g><draw:g text:anchor-type="char" draw:z-index="5" draw:style-name="gr15"><draw:polygon draw:style-name="gr16" draw:text-style-name="P48" svg:width="3.394cm" svg:height="0.595cm" svg:x="11.125cm" svg:y="1.323cm" svg:viewBox="0 0 3395 596" draw:points="3289,596 106,596 65,587 32,566 9,533 0,492 0,104 9,64 32,30 65,9 106,0 3289,0 3330,9 3363,30 3386,64 3395,104 3395,492 3386,533 3363,566 3330,587"><text:p/></draw:polygon><draw:custom-shape draw:style-name="gr19" draw:text-style-name="P43" svg:width="3.396cm" svg:height="0.599cm" svg:x="11.125cm" svg:y="1.323cm"><text:p text:style-name="P42"><text:span text:style-name="T57">Smart working skills</text:span></text:p><draw:enhanced-geometry draw:type="0"/></draw:custom-shape></draw:g><draw:g text:anchor-type="char" draw:z-index="6" draw:style-name="gr15"><draw:polygon draw:style-name="gr16" draw:text-style-name="P48" svg:width="2.803cm" svg:height="0.595cm" svg:x="14.687cm" svg:y="1.323cm" svg:viewBox="0 0 2804 596" draw:points="2700,596 104,596 63,587 30,566 7,533 0,492 0,104 7,64 30,30 63,9 104,0 2700,0 2741,9 2774,30 2795,64 2804,104 2804,492 2795,533 2774,566 2741,587"><text:p/></draw:polygon><draw:custom-shape draw:style-name="gr18" draw:text-style-name="P43" svg:width="2.807cm" svg:height="0.599cm" svg:x="14.686cm" svg:y="1.323cm"><text:p text:style-name="P42"><text:span text:style-name="T57">Ideas</text:span><text:span text:style-name="T68"> </text:span><text:span text:style-name="T57">generator</text:span></text:p><draw:enhanced-geometry draw:type="0"/></draw:custom-shape></draw:g><draw:g text:anchor-type="char" draw:z-index="7" draw:style-name="gr15"><draw:polygon draw:style-name="gr16" draw:text-style-name="P48" svg:width="3.684cm" svg:height="0.595cm" svg:x="11.125cm" svg:y="2.226cm" svg:viewBox="0 0 3685 596" draw:points="3581,596 106,596 65,587 32,566 9,533 0,492 0,104 9,64 32,30 65,9 106,0 3581,0 3621,9 3655,30 3676,64 3685,104 3685,492 3676,533 3655,566 3621,587"><text:p/></draw:polygon><draw:custom-shape draw:style-name="gr17" draw:text-style-name="P43" svg:width="3.686cm" svg:height="0.599cm" svg:x="11.125cm" svg:y="2.226cm"><text:p text:style-name="P42"><text:span text:style-name="T57">Problem</text:span><text:span text:style-name="T58"> </text:span><text:span text:style-name="T57">Solving</text:span><text:span text:style-name="T67"> </text:span><text:span text:style-name="T57">Skills</text:span></text:p><draw:enhanced-geometry draw:type="0"/></draw:custom-shape></draw:g></text:p>
        <text:p text:style-name="P19"/>
        <text:p text:style-name="P19"/>
        <text:p text:style-name="P20"/>
        <text:p text:style-name="P21"/>
        <text:p text:style-name="P15"><text:span text:style-name="T4">OBJECTIVE</text:span></text:p>
        <text:p text:style-name="P18"><draw:g text:anchor-type="as-char" draw:z-index="8" draw:style-name="gr2"><draw:rect draw:style-name="gr3" draw:text-style-name="P40" svg:width="2.839cm" svg:height="0.066cm" svg:x="0cm" svg:y="0cm"><text:p/></draw:rect></draw:g></text:p>
        <text:p text:style-name="P22"><text:span text:style-name="T22">To</text:span><text:span text:style-name="T23"> </text:span><text:span text:style-name="T22">work</text:span><text:span text:style-name="T23"> </text:span><text:span text:style-name="T22">with</text:span><text:span text:style-name="T24"> </text:span><text:span text:style-name="T22">an</text:span><text:span text:style-name="T23"> </text:span><text:span text:style-name="T22">organization</text:span><text:span text:style-name="T23"> </text:span><text:span text:style-name="T22">that</text:span><text:span text:style-name="T23"> </text:span><text:span text:style-name="T22">oﬀers</text:span><text:span text:style-name="T23"> </text:span><text:span text:style-name="T22">challenging</text:span><text:span text:style-name="T25"> </text:span><text:span text:style-name="T22">opportunities</text:span><text:span text:style-name="T26"> </text:span><text:span text:style-name="T22">and</text:span><text:span text:style-name="T27"> </text:span><text:span text:style-name="T22">growth.</text:span></text:p>
        <text:p text:style-name="P36"/>
        <text:p text:style-name="P36"/>
        <text:p text:style-name="P37"/>
        <text:h text:style-name="Heading_20_1" text:outline-level="2"><text:span text:style-name="T1">LANGUAGES</text:span></text:h>
        <text:p text:style-name="P18"><draw:g text:anchor-type="as-char" draw:z-index="9" draw:style-name="gr2"><draw:rect draw:style-name="gr3" draw:text-style-name="P40" svg:width="3.098cm" svg:height="0.066cm" svg:x="0cm" svg:y="0cm"><text:p/></draw:rect></draw:g></text:p>
      </text:section>
      <text:section text:style-name="Sect3" text:name="Section2">
        <text:h text:style-name="Heading_20_3" text:outline-level="4"><draw:g text:anchor-type="char" draw:z-index="10" draw:style-name="gr7"><draw:rect draw:style-name="gr8" draw:text-style-name="P44" svg:width="20.988cm" svg:height="0.944cm" svg:x="0.002cm" svg:y="3.473cm"><text:p/></draw:rect><draw:frame draw:style-name="gr9" draw:text-style-name="P45" svg:width="0.417cm" svg:height="0.327cm" svg:x="4.667cm" svg:y="3.782cm"><draw:image xlink:href="Pictures/100000010000001F000000187CC13583D8C547ED.png" xlink:type="simple" xlink:show="embed" xlink:actuate="onLoad" draw:mime-type="image/png"><text:p/></draw:image></draw:frame><draw:path draw:style-name="gr10" draw:text-style-name="P45" svg:width="0.262cm" svg:height="0.413cm" svg:x="10.024cm" svg:y="3.739cm" svg:viewBox="0 0 263 414" svg:d="M143 331l-5-5h-13l-5 5v13l5 5h13l5-5v-6zM263 14l-16-14h-70v74 4l-6 7-3 1h-4v233 37l-14 14h-37l-14-14v-37l14-14h37l14 14v-233h-65-5l-6-5v-10l6-6h5 65 4l3 2 6 7v-74h-161l-16 14v386l16 14h231l16-14v-30-65-219-21z"><text:p/></draw:path><draw:frame draw:style-name="gr9" draw:text-style-name="P45" svg:width="0.219cm" svg:height="0.412cm" svg:x="13.192cm" svg:y="3.738cm"><draw:image xlink:href="Pictures/10000001000000110000001F076AA455E180020A.png" xlink:type="simple" xlink:show="embed" xlink:actuate="onLoad" draw:mime-type="image/png"><text:p/></draw:image></draw:frame><draw:custom-shape draw:style-name="gr11" draw:text-style-name="P43" svg:width="2.107cm" svg:height="0.317cm" svg:x="13.64cm" svg:y="3.801cm"><text:p text:style-name="P42"><text:span text:style-name="T57">Jbalapur,</text:span><text:span text:style-name="T58"> </text:span><text:span text:style-name="T57">India</text:span></text:p><draw:enhanced-geometry draw:type="0"/></draw:custom-shape><draw:custom-shape draw:style-name="gr12" draw:text-style-name="P43" svg:width="1.809cm" svg:height="0.317cm" svg:x="10.531cm" svg:y="3.801cm"><text:p text:style-name="P42"><text:span text:style-name="T57">7777881406</text:span></text:p><draw:enhanced-geometry draw:type="0"/></draw:custom-shape><draw:custom-shape draw:style-name="gr13" draw:text-style-name="P43" svg:width="3.943cm" svg:height="0.317cm" svg:x="5.28cm" svg:y="3.801cm"><text:p text:style-name="P46"/><draw:enhanced-geometry draw:type="0"/></draw:custom-shape><draw:custom-shape draw:style-name="gr14" draw:text-style-name="P47" svg:width="20.988cm" svg:height="3.476cm" svg:x="0.002cm" svg:y="0cm"><text:p text:style-name="P42"/><text:p text:style-name="P42"><text:span text:style-name="T59">Nayan</text:span><text:span text:style-name="T60"> </text:span><text:span text:style-name="T59">Mishra</text:span></text:p><text:p text:style-name="P42"><text:span text:style-name="T61">Professional</text:span><text:span text:style-name="T62"> </text:span><text:span text:style-name="T61">Thinker</text:span></text:p><text:p text:style-name="P42"><text:span text:style-name="T63">I</text:span><text:span text:style-name="T64"> </text:span><text:span text:style-name="T63">can</text:span><text:span text:style-name="T64"> </text:span><text:span text:style-name="T63">utilize</text:span><text:span text:style-name="T64"> </text:span><text:span text:style-name="T63">my</text:span><text:span text:style-name="T65"> </text:span><text:span text:style-name="T63">knowledge</text:span><text:span text:style-name="T64"> </text:span><text:span text:style-name="T63">and</text:span><text:span text:style-name="T64"> </text:span><text:span text:style-name="T63">skills</text:span><text:span text:style-name="T64"> </text:span><text:span text:style-name="T63">with</text:span><text:span text:style-name="T65"> </text:span><text:span text:style-name="T63">the</text:span><text:span text:style-name="T64"> </text:span><text:span text:style-name="T63">organization's</text:span><text:span text:style-name="T64"> </text:span><text:span text:style-name="T66">mission</text:span><text:span text:style-name="T65"> </text:span><text:span text:style-name="T66">and</text:span><text:span text:style-name="T64"> </text:span><text:span text:style-name="T66">objective.</text:span></text:p><draw:enhanced-geometry draw:type="0"/></draw:custom-shape></draw:g>Reliance<text:span text:style-name="T35"> </text:span>JioInfocomLtd</text:h>
        <text:p text:style-name="P38"><text:span text:style-name="T5">06/2021</text:span><text:span text:style-name="T6"> </text:span><text:span text:style-name="T1">-</text:span><text:span text:style-name="T6"> </text:span><text:span text:style-name="T1">Present</text:span><text:span text:style-name="T28">,<text:tab/></text:span><text:span text:style-name="T1">jabalpur</text:span></text:p>
        <text:p text:style-name="P31"><text:span text:style-name="T1">Achievements/Tasks</text:span></text:p>
        <text:p text:style-name="P17"><draw:polygon text:anchor-type="char" draw:z-index="13" draw:style-name="gr1" draw:text-style-name="P39" svg:width="0.137cm" svg:height="0.135cm" svg:x="0.879cm" svg:y="0.158cm" svg:viewBox="0 0 138 136" draw:points="69,136 42,131 19,117 5,96 0,67 5,41 19,19 42,5 69,0 96,5 119,19 133,41 138,67 133,96 119,117 96,131"><text:p/></draw:polygon><text:span text:style-name="T36">After-sale</text:span><text:span text:style-name="T37"> </text:span><text:span text:style-name="T36">services</text:span></text:p>
        <text:p text:style-name="P23"/>
        <text:list xml:id="list152059839288523" text:continue-numbering="true" text:style-name="WWNum2">
          <text:list-item>
            <text:p text:style-name="P10"><text:span text:style-name="T30">Sales</text:span><text:span text:style-name="T32"> </text:span><text:span text:style-name="T30">promoter</text:span></text:p>
          </text:list-item>
        </text:list>
        <text:h text:style-name="Heading_20_3" text:outline-level="4"><text:span text:style-name="T44">Paras</text:span><text:span text:style-name="T45"> </text:span><text:span text:style-name="T44">Trades</text:span></text:h>
        <text:p text:style-name="P38"><text:span text:style-name="T1">02/2020</text:span><text:span text:style-name="T7"> </text:span><text:span text:style-name="T1">-</text:span><text:span text:style-name="T7"> </text:span><text:span text:style-name="T1">07/2021</text:span><text:span text:style-name="T28">,<text:tab/></text:span><text:span text:style-name="T8">jabalpur</text:span></text:p>
        <text:p text:style-name="P16"><text:span text:style-name="T46">Product</text:span><text:span text:style-name="T47"> </text:span><text:span text:style-name="T46">–</text:span><text:span text:style-name="T48"> </text:span><text:span text:style-name="T46">parle</text:span><text:span text:style-name="T47"> </text:span><text:span text:style-name="T46">agro</text:span><text:span text:style-name="T48"> </text:span><text:span text:style-name="T46">pvt</text:span><text:span text:style-name="T47"> </text:span><text:span text:style-name="T46">ltd.</text:span></text:p>
        <text:p text:style-name="P32"><text:span text:style-name="T1">Achievements/Tasks</text:span></text:p>
        <text:p text:style-name="P24"><draw:polygon text:anchor-type="char" draw:z-index="14" draw:style-name="gr1" draw:text-style-name="P39" svg:width="0.137cm" svg:height="0.135cm" svg:x="0.879cm" svg:y="0.158cm" svg:viewBox="0 0 138 136" draw:points="69,136 42,131 19,117 5,96 0,67 5,41 19,19 42,5 69,0 96,5 119,19 133,41 138,67 133,96 119,117 96,131"><text:p/></draw:polygon><draw:polygon text:anchor-type="char" draw:z-index="15" draw:style-name="gr1" draw:text-style-name="P39" svg:width="0.137cm" svg:height="0.135cm" svg:x="0.879cm" svg:y="0.682cm" svg:viewBox="0 0 138 136" draw:points="69,136 42,131 19,117 5,96 0,69 5,41 19,19 42,5 69,0 96,5 119,19 133,41 138,69 133,96 119,117 96,131"><text:p/></draw:polygon><text:span text:style-name="T36">Retailer</text:span><text:span text:style-name="T38"> </text:span><text:span text:style-name="T36">handling</text:span><text:span text:style-name="T39"> </text:span><text:span text:style-name="T36">in</text:span><text:span text:style-name="T38"> </text:span><text:span text:style-name="T36">assigned</text:span><text:span text:style-name="T39"> </text:span><text:span text:style-name="T36">territory.</text:span><text:span text:style-name="T40"> </text:span><text:span text:style-name="T36">New</text:span><text:span text:style-name="T41"> </text:span><text:span text:style-name="T36">retailer</text:span><text:span text:style-name="T42"> </text:span><text:span text:style-name="T36">onboarding.</text:span></text:p>
        <text:p text:style-name="P25"><draw:polygon text:anchor-type="char" draw:z-index="16" draw:style-name="gr1" draw:text-style-name="P39" svg:width="0.137cm" svg:height="0.135cm" svg:x="0.879cm" svg:y="0.093cm" svg:viewBox="0 0 138 136" draw:points="69,136 42,131 19,117 5,96 0,67 5,41 19,19 42,5 69,0 96,5 119,19 133,41 138,67 133,96 119,117 96,131"><text:p/></draw:polygon><text:span text:style-name="T43">Payment</text:span><text:span text:style-name="T37"> </text:span><text:span text:style-name="T36">collection.</text:span></text:p>
        <text:list xml:id="list725640174" text:style-name="WWNum3">
          <text:list-item>
            <text:h text:style-name="P1" text:outline-level="5"><text:span text:style-name="T50">Hindi</text:span></text:h>
          </text:list-item>
        </text:list>
        <text:p text:style-name="P33"><text:span text:style-name="T1">Native</text:span><text:span text:style-name="T9"> </text:span><text:span text:style-name="T1">or</text:span><text:span text:style-name="T10"> </text:span><text:span text:style-name="T1">Bilingual</text:span><text:span text:style-name="T10"> </text:span><text:span text:style-name="T1">Proﬁciency</text:span></text:p>
        <text:p text:style-name="P11"/>
        <text:p text:style-name="P11"/>
        <text:p text:style-name="P26"/>
        <text:h text:style-name="P5" text:outline-level="2"><draw:g text:anchor-type="char" draw:z-index="11" draw:style-name="gr4"><draw:path draw:style-name="gr5" draw:text-style-name="P41" svg:width="8.811cm" svg:height="1.047cm" svg:x="11.125cm" svg:y="1.054cm" svg:viewBox="0 0 8812 1048" svg:d="M8708 1048h-8602l-41-7-33-23-23-33-9-41v-838l9-41 23-33 33-23 41-9h8602l41 9 33 23v2h-8676l-28 5-23 16-16 23-5 28v838l5 28 16 23 23 16 28 5h8676v2l-33 23zM8782 1016h-74l28-5 23-16 14-23 7-28v-838l-7-28-14-23-23-16-28-5h74l21 31 9 41v838l-9 41z"><text:p/></draw:path><draw:custom-shape draw:style-name="gr6" draw:text-style-name="P43" svg:width="8.813cm" svg:height="1.05cm" svg:x="11.125cm" svg:y="1.055cm"><text:p text:style-name="P42"><text:span text:style-name="T51">I</text:span><text:span text:style-name="T52"> </text:span><text:span text:style-name="T51">hereby</text:span><text:span text:style-name="T53"> </text:span><text:span text:style-name="T51">declare</text:span><text:span text:style-name="T53"> </text:span><text:span text:style-name="T51">that</text:span><text:span text:style-name="T53"> </text:span><text:span text:style-name="T51">the</text:span><text:span text:style-name="T53"> </text:span><text:span text:style-name="T51">information</text:span><text:span text:style-name="T53"> </text:span><text:span text:style-name="T51">furnished</text:span><text:span text:style-name="T52"> </text:span><text:span text:style-name="T51">above</text:span><text:span text:style-name="T53"> </text:span><text:span text:style-name="T51">is</text:span><text:span text:style-name="T54"> </text:span><text:span text:style-name="T51">true</text:span><text:span text:style-name="T55"> </text:span><text:span text:style-name="T51">to</text:span><text:span text:style-name="T56"> </text:span><text:span text:style-name="T51">the</text:span><text:span text:style-name="T56"> </text:span><text:span text:style-name="T51">best</text:span><text:span text:style-name="T56"> </text:span><text:span text:style-name="T51">of</text:span><text:span text:style-name="T56"> </text:span><text:span text:style-name="T51">my</text:span><text:span text:style-name="T56"> </text:span><text:span text:style-name="T51">knowledge.</text:span></text:p><draw:enhanced-geometry draw:type="0"/></draw:custom-shape></draw:g><text:span text:style-name="T1">DECLARATION</text:span></text:h>
        <text:p text:style-name="P18"><draw:g text:anchor-type="as-char" draw:z-index="12" draw:style-name="gr2"><draw:rect draw:style-name="gr3" draw:text-style-name="P40" svg:width="3.622cm" svg:height="0.066cm" svg:x="0cm" svg:y="0cm"><text:p/></draw:rect></draw:g></text:p>
        <text:list xml:id="list152061158845681" text:continue-numbering="true" text:style-name="WWNum3">
          <text:list-item>
            <text:h text:style-name="P1" text:outline-level="5">English</text:h>
          </text:list-item>
        </text:list>
        <text:p text:style-name="P33"><text:span text:style-name="T2">Professional</text:span><text:span text:style-name="T11"> </text:span><text:span text:style-name="T2">Working</text:span><text:span text:style-name="T12"> </text:span><text:span text:style-name="T2">Proﬁciency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8pt" fo:language="en" fo:country="US" fo:font-style="italic" style:font-name-asian="Arial1" style:font-family-asian="Arial" style:font-family-generic-asian="system" style:font-pitch-asian="variable" style:font-size-asian="8pt" style:language-asian="en" style:country-asian="US" style:font-style-asian="italic" style:font-name-complex="Arial1" style:font-family-complex="Arial" style:font-family-generic-complex="system" style:font-pitch-complex="variable" style:font-size-complex="8pt" style:language-complex="ar" style:country-complex="SA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78cm" fo:margin-right="0cm" fo:text-indent="0cm" style:auto-text-indent="false"/>
      <style:text-properties style:font-name="Arial" fo:font-family="Arial" style:font-family-generic="roman" style:font-pitch="variable" fo:font-size="14pt" fo:language="en" fo:country="U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233cm" fo:margin-right="0cm" fo:margin-top="0.212cm" fo:margin-bottom="0cm" style:contextual-spacing="false" fo:text-indent="-0.356cm" style:auto-text-indent="false"/>
      <style:text-properties style:font-name="Arial" fo:font-family="Arial" style:font-family-generic="roman" style:font-pitch="variable" fo:font-size="12pt" fo:language="en" fo:country="U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878cm" fo:margin-right="0cm" fo:margin-top="0.004cm" fo:margin-bottom="0cm" style:contextual-spacing="false" fo:text-indent="0cm" style:auto-text-indent="false"/>
      <style:text-properties style:font-name="Microsoft Sans Serif" fo:font-family="'Microsoft Sans Serif'" style:font-family-generic="roman" style:font-pitch="variable" fo:font-size="12pt" fo:language="en" fo:country="US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1.134cm" fo:margin-right="0cm" fo:margin-top="0.279cm" fo:margin-bottom="0cm" style:contextual-spacing="false" fo:text-indent="-0.258cm" style:auto-text-indent="false"/>
      <style:text-properties style:font-name="Microsoft Sans Serif" fo:font-family="'Microsoft Sans Serif'" style:font-family-generic="roman" style:font-pitch="variable" fo:font-size="9pt" fo:language="en" fo:country="US" style:font-name-asian="Microsoft Sans Serif1" style:font-family-asian="'Microsoft Sans Serif'" style:font-family-generic-asian="system" style:font-pitch-asian="variable" style:font-size-asian="9pt" style:language-asian="en" style:country-asian="US" style:font-name-complex="Microsoft Sans Serif1" style:font-family-complex="'Microsoft Sans Serif'" style:font-family-generic-complex="system" style:font-pitch-complex="variable" style:font-size-complex="9pt" style:language-complex="ar" style:country-complex="SA"/>
    </style:style>
    <style:style style:name="List_20_Paragraph" style:display-name="List Paragraph" style:family="paragraph" style:parent-style-name="Standard">
      <style:paragraph-properties fo:margin-left="1.233cm" fo:margin-right="0cm" fo:margin-top="0.212cm" fo:margin-bottom="0cm" style:contextual-spacing="false" fo:text-indent="-0.356cm" style:auto-text-indent="false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Microsoft Sans Serif" fo:font-family="'Microsoft Sans Serif'" style:font-family-generic="roman" style:font-pitch="variable" fo:font-size="8pt" fo:letter-spacing="-0.002cm" fo:language="en" fo:country="US" style:font-name-asian="Microsoft Sans Serif1" style:font-family-asian="'Microsoft Sans Serif'" style:font-family-generic-asian="system" style:font-pitch-asian="variable" style:font-size-asian="8pt" style:language-asian="en" style:country-asian="US" style:font-name-complex="Microsoft Sans Serif1" style:font-family-complex="'Microsoft Sans Serif'" style:font-family-generic-complex="system" style:font-pitch-complex="variable" style:font-size-complex="8pt" style:language-complex="ar" style:country-complex="SA" style:text-scale="87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fo:letter-spacing="-0.002cm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89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fo:letter-spacing="-0.002cm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89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8cm" fo:margin-left="1.13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1.48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1.83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2.19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2.54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2.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3.25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3.60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8cm" fo:margin-left="3.96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351cm" fo:margin-left="1.22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1.979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2.72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3.47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4.21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4.96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5.7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6.45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7.2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51cm" fo:margin-left="1.228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1.979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2.725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3.471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4.21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4.964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5.7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6.456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51cm" fo:margin-left="7.2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.494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49:42</meta:creation-date>
    <dc:date>2023-07-08T15:20:59.253517910</dc:date>
    <meta:editing-duration>PT1M8S</meta:editing-duration>
    <meta:generator>LibreOffice/7.3.7.2$Linux_X86_64 LibreOffice_project/30$Build-2</meta:generator>
    <meta:editing-cycles>1</meta:editing-cycles>
    <meta:document-statistic meta:table-count="0" meta:image-count="0" meta:object-count="0" meta:page-count="1" meta:paragraph-count="33" meta:word-count="85" meta:character-count="614" meta:non-whitespace-character-count="564"/>
    <meta:user-defined meta:name="AppVersion">12.0000</meta:user-defined>
    <meta:user-defined meta:name="Created" meta:value-type="date">2021-12-23T00:00:00</meta:user-defined>
    <meta:user-defined meta:name="Creator">wkhtmltopdf 0.12.4</meta:user-defined>
    <meta:user-defined meta:name="LastSaved" meta:value-type="date">2021-12-23T00:00:00</meta:user-defined>
    <meta:template xlink:type="simple" xlink:actuate="onRequest" xlink:title="Normal" xlink:href=""/>
  </office:meta>
</office:document-meta>
</file>